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andolFang R" svg:font-family="'FandolFang R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6.492cm" fo:margin-left="0.009cm" fo:margin-top="0cm" fo:margin-bottom="0cm" table:align="left" style:writing-mode="lr-tb"/>
    </style:style>
    <style:style style:name="Table1.A" style:family="table-column">
      <style:table-column-properties style:column-width="8.246cm"/>
    </style:style>
    <style:style style:name="Table1.B" style:family="table-column">
      <style:table-column-properties style:column-width="8.2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Aptos"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T1" style:family="text">
      <style:text-properties style:font-name="Aptos"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/>
    </style:style>
    <style:style style:name="T2" style:family="text">
      <style:text-properties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/>
    </style:style>
  </office:automatic-styles>
  <office:body>
    <office:text>
      <text:tracked-changes>
        <text:changed-region xml:id="ct645979712" text:id="ct645979712">
          <text:insertion>
            <office:change-info>
              <dc:creator>Miklos Vajna</dc:creator>
              <dc:date>2025-04-11T10:31:00</dc:date>
            </office:change-info>
          </text:insertion>
        </text:changed-region>
        <text:changed-region xml:id="ct645979424" text:id="ct645979424">
          <text:insertion>
            <office:change-info>
              <dc:creator>Miklos Vajna</dc:creator>
              <dc:date>2025-04-11T10:31:00</dc:date>
            </office:change-info>
          </text:insertion>
        </text:changed-region>
        <text:changed-region xml:id="ct641345488" text:id="ct641345488">
          <text:insertion>
            <office:change-info>
              <dc:creator>Miklos Vajna</dc:creator>
              <dc:date>2025-04-11T13:1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 star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text:span text:style-name="T2">Aaa</text:span><text:change-start text:change-id="ct645979712"/><text:span text:style-name="T2">AAA</text:span><text:change-end text:change-id="ct645979712"/><text:span text:style-name="T2"> bbb</text:span><text:change-start text:change-id="ct645979424"/><text:span text:style-name="T2">BBB</text:span><text:change-end text:change-id="ct645979424"/><text:span text:style-name="T1"/></text:p>
          </table:table-cell>
          <table:table-cell table:style-name="Table1.A1" office:value-type="string">
            <text:p text:style-name="P2" loext:marker-style-name="T1"/>
          </table:table-cell>
        </table:table-row>
        <table:table-row table:style-name="Table1.1">
          <table:table-cell table:style-name="Table1.A1" office:value-type="string">
            <text:p text:style-name="P2" loext:marker-style-name="T1"/>
          </table:table-cell>
          <table:table-cell table:style-name="Table1.A1" office:value-type="string">
            <text:p text:style-name="P2" loext:marker-style-name="T1"/>
          </table:table-cell>
        </table:table-row>
      </table:table>
      <text:p text:style-name="P3"><text:change-start text:change-id="ct641345488"/>CCC<text:change-end text:change-id="ct64134548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andolFang R" svg:font-family="'FandolFang R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libri" fo:font-family="Calibri" style:font-family-generic="roman" style:font-pitch="variable" fo:font-size="14pt" style:font-name-asian="FandolFang R" style:font-family-asian="'FandolFang 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" style:font-family-complex="'Noto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" style:font-family-complex="'Noto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1T08:30:00</meta:creation-date>
    <meta:initial-creator>Miklos Vajna</meta:initial-creator>
    <dc:language>en-US</dc:language>
    <dc:date>2025-04-11T13:30:54</dc:date>
    <meta:editing-cycles>3</meta:editing-cycles>
    <meta:editing-duration>PT2M</meta:editing-duration>
    <meta:generator>Collabora_OfficeDev/25.04.0.1$Linux_X86_64 LibreOffice_project/c97df3330a96a4603e16da76ab15b4a47a8e7fef</meta:generator>
    <meta:document-statistic meta:table-count="1" meta:image-count="0" meta:object-count="0" meta:page-count="1" meta:paragraph-count="3" meta:word-count="5" meta:character-count="25" meta:non-whitespace-character-count="23"/>
    <meta:user-defined meta:name="AppVersion">15.0000</meta:user-defined>
    <meta:template xlink:type="simple" xlink:actuate="onRequest" xlink:title="Normal" xlink:href=""/>
  </office:meta>
</office:document-meta>
</file>